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Liberation Sans'" style:font-family-asian="'Liberation Sans'" style:font-family-complex="'Liberation Sans'"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Liberation Sans'" style:font-family-asian="'Liberation Sans'" style:font-family-complex="'Liberation Sans'"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Liberation Sans'" style:font-family-asian="'Liberation Sans'" style:font-family-complex="'Liberation San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20.00%" fo:text-align="left" fo:margin-bottom="7.00pt"/>
    </style:style>
    <style:style style:name="P3" style:family="paragraph">
      <style:paragraph-properties fo:line-height="100.00%" fo:text-align="left" fo:margin-top="12.00pt" fo:margin-bottom="6.00pt"/>
    </style:style>
    <style:style style:name="P4" style:family="paragraph">
      <style:paragraph-properties fo:line-height="120.00%" fo:text-align="left" fo:margin-bottom="7.00pt"/>
    </style:style>
    <style:style style:name="P5" style:family="paragraph">
      <style:paragraph-properties fo:line-height="100.00%" fo:text-align="left" fo:margin-top="12.00pt" fo:margin-bottom="6.00pt"/>
    </style:style>
    <style:style style:name="P6" style:family="paragraph">
      <style:paragraph-properties fo:line-height="120.00%" fo:text-align="left" fo:margin-bottom="7.00pt"/>
    </style:style>
    <style:style style:name="P7" style:family="paragraph">
      <style:paragraph-properties fo:line-height="100.00%" fo:text-align="left" fo:margin-top="12.00pt" fo:margin-bottom="6.00pt"/>
    </style:style>
    <style:style style:name="P8" style:family="paragraph">
      <style:paragraph-properties fo:line-height="120.00%" fo:text-align="left" fo:margin-bottom="7.00pt"/>
    </style:style>
  </office:automatic-styles>
  <office:body>
    <office:text>
      <text:p text:style-name="P1"><text:span text:style-name="T1">Requisitos</text:span></text:p>
      <text:p text:style-name="P2"><text:span text:style-name="T2"/></text:p>
      <text:p text:style-name="P3"><text:span text:style-name="T3">Requisitos funcionais</text:span></text:p>
      <text:p text:style-name="P4"><text:span text:style-name="T4"/></text:p>
      <text:p text:style-name="P4"><text:span text:style-name="T5">RF1<text:s/></text:span><text:span text:style-name="T6">–</text:span><text:span text:style-name="T7"><text:s/>O Sistema dever</text:span><text:span text:style-name="T8">á disponibilizar acesso aos administradores da aplicação.</text:span></text:p>
      <text:p text:style-name="P4"><text:span text:style-name="T8">RF2<text:s/></text:span><text:span text:style-name="T9">–</text:span><text:span text:style-name="T10"><text:s/>O Sistema dever</text:span><text:span text:style-name="T11">á disponibilizar o cadastro dos serviços públicos pelos Administradores da aplicação.</text:span></text:p>
      <text:p text:style-name="P4"><text:span text:style-name="T11">RF3<text:s/></text:span><text:span text:style-name="T12">–</text:span><text:span text:style-name="T13"><text:s/>O Sistema dever</text:span><text:span text:style-name="T14">á gerar um alerta para os responsáveis de cada serviço público que houver reclamação.</text:span></text:p>
      <text:p text:style-name="P4"><text:span text:style-name="T14">RF4<text:s/></text:span><text:span text:style-name="T15">–</text:span><text:span text:style-name="T16"><text:s/>O Sistema dever</text:span><text:span text:style-name="T17">á autenticar o número do telefone do usuário da aplicação.</text:span></text:p>
      <text:p text:style-name="P4"><text:span text:style-name="T17">RF5<text:s/></text:span><text:span text:style-name="T18">–</text:span><text:span text:style-name="T19"><text:s/>O Sistema dever</text:span><text:span text:style-name="T20">á permitir que o usuário informe um problema nos serviços públicos.</text:span></text:p>
      <text:p text:style-name="P4"><text:span text:style-name="T20">RF6<text:s/></text:span><text:span text:style-name="T21">–</text:span><text:span text:style-name="T22"><text:s/>O Sistema dever</text:span><text:span text:style-name="T23">á apresentar um gráfico com os problemas nos serviços públicos.</text:span></text:p>
      <text:p text:style-name="P4"><text:span text:style-name="T23">RF7<text:s/></text:span><text:span text:style-name="T24">–</text:span><text:span text:style-name="T25"><text:s/>O Sistema deverá permitir que os responsáveis de cada serviço público informem quando um problema for resolvido ou quando espera-se que seja resolvido.</text:span></text:p>
      <text:p text:style-name="P4"><text:span text:style-name="T25">RF8<text:s/></text:span><text:span text:style-name="T26">–</text:span><text:span text:style-name="T27"><text:s/>O Sistema deverá permitir que os usuários verifiquem as reclamações através de um mapa.</text:span></text:p>
      <text:p text:style-name="P4"><text:span text:style-name="T27">RF9<text:s/></text:span><text:span text:style-name="T28">–</text:span><text:span text:style-name="T29"><text:s/>O Sistema deverá encaminhar uma notificação para os usuários que incluíram a reclamação, sempre que um problema for resolvido.</text:span></text:p>
      <text:p text:style-name="P4"><text:span text:style-name="T30"/></text:p>
      <text:p text:style-name="P5"><text:span text:style-name="T31">Requisitos não-funcionais</text:span></text:p>
      <text:p text:style-name="P6"><text:span text:style-name="T32">RNF1<text:s/></text:span><text:span text:style-name="T33">–</text:span><text:span text:style-name="T34"><text:s/>Os administradores acessar</text:span><text:span text:style-name="T35">ão a aplicação via WEB, enquanto os usuários acessarão a aplicação via celular (android).</text:span></text:p>
      <text:p text:style-name="P6"><text:span text:style-name="T35">RNF2<text:s/></text:span><text:span text:style-name="T36">–</text:span><text:span text:style-name="T37"><text:s/>A autentica</text:span><text:span text:style-name="T38">ção do usuário será feita por mensagem para o celular.</text:span></text:p>
      <text:p text:style-name="P6"><text:span text:style-name="T38">RNF3<text:s/></text:span><text:span text:style-name="T39">–</text:span><text:span text:style-name="T40"><text:s/>Os respons</text:span><text:span text:style-name="T41">áveis pelos serviços públicos deverão interagir com o sistema através da aplicação WEB.</text:span></text:p>
      <text:p text:style-name="P6"><text:span text:style-name="T42"/></text:p>
      <text:p text:style-name="P7"><text:span text:style-name="T43">Regras de negócio</text:span></text:p>
      <text:p text:style-name="P8"><text:span text:style-name="T44"/></text:p>
      <text:p text:style-name="P8"><text:span text:style-name="T45">RN1<text:s/></text:span><text:span text:style-name="T46">–</text:span><text:span text:style-name="T47"><text:s/>Os administradores dever</text:span><text:span text:style-name="T48">ão ser identificados por nome, CPF, telefones.</text:span></text:p>
      <text:p text:style-name="P8"><text:span text:style-name="T48">RN2<text:s/></text:span><text:span text:style-name="T49">–</text:span><text:span text:style-name="T50"><text:s/>Os administradores poder</text:span><text:span text:style-name="T51">ão incluir os tipos de serviços públicos que permitem reclamação dos usuários.</text:span></text:p>
      <text:p text:style-name="P8"><text:span text:style-name="T51">RN3<text:s/></text:span><text:span text:style-name="T52">–</text:span><text:span text:style-name="T53"><text:s/></text:span><text:span text:style-name="T54">As categorias</text:span><text:span text:style-name="T55"><text:s/>de servi</text:span><text:span text:style-name="T56">ços públicos poderão ser vias, calçadas, iluminação, saneamento, energia elétrica, abastecimento de água, etc. E deverão contar com nome da empresa responsável, CNPJ, telefones de contato, nome do responsável, telefone do responsável e endereço.</text:span></text:p>
      <text:p text:style-name="P8"><text:span text:style-name="T56">RN4<text:s/></text:span><text:span text:style-name="T57">–</text:span><text:span text:style-name="T58"><text:s/>Um servi</text:span><text:span text:style-name="T59">ço público pode possuir mais de uma empresa responsável pela solução.</text:span></text:p>
      <text:p text:style-name="P8"><text:span text:style-name="T59">RN5<text:s/></text:span><text:span text:style-name="T60">–</text:span><text:span text:style-name="T61"><text:s/>Os usuários serão identificados apenas pelo número do celular, que deverá ser autenticado. Porém, o número do telefone não deverá aparecer na aplicação. </text:span></text:p>
      <text:p text:style-name="P8"><text:span text:style-name="T61">RN6<text:s/></text:span><text:span text:style-name="T62">–</text:span><text:span text:style-name="T63"><text:s/>Os usuários deverão possuir um nível de confiança que determinará se suas reclamações aparecerão para os outros usuários imediatamente ou se será necessário que outros usuários reclamem do mesmo problema para que apareça para todos.</text:span></text:p>
      <text:p text:style-name="P8"><text:span text:style-name="T63">RN8<text:s/></text:span><text:span text:style-name="T64">–</text:span><text:span text:style-name="T65"><text:s/>A reclamação do usuário deverá incluir a localização do problema (latitude e longitude), uma categoria de serviço público, as fotos (opcional) e a descrição da reclamação (opcional).</text:span></text:p>
      <text:p text:style-name="P8"><text:span text:style-name="T65">RN9<text:s/></text:span><text:span text:style-name="T66">–</text:span><text:span text:style-name="T67"><text:s/>Os usuários deverão possuir um perfil que apresente o nível de confiança em suas reclamações e uma identificação (opcional).</text:span></text:p>
      <text:p text:style-name="P8"><text:span text:style-name="T67">RN10<text:s/></text:span><text:span text:style-name="T68">–</text:span><text:span text:style-name="T69"><text:s/>O gráfico com os problemas dos serviços públicos deverá ser no formato pizza.</text:span></text:p>
      <text:p text:style-name="P8"><text:span text:style-name="T69">RN11<text:s/></text:span><text:span text:style-name="T70">–</text:span><text:span text:style-name="T71"><text:s/>Quando uma reclamação for registrada, o sistema deverá marcar no mapa a reclamação na posição do problema.</text:span></text:p>
      <text:p text:style-name="P8"><text:span text:style-name="T71">RN12<text:s/></text:span><text:span text:style-name="T72">–</text:span><text:span text:style-name="T73"><text:s/>Quando um problema for resolvido, os usuários que realizaram a reclamação deverão ser notificados.</text:span></text:p>
      <text:p text:style-name="P8"><text:span text:style-name="T73">RN13<text:s/></text:span><text:span text:style-name="T74">–</text:span><text:span text:style-name="T75"><text:s/>O Sistema dever</text:span><text:span text:style-name="T76">á apresentar diversos filtros para a apresentação do gráfico, sendo que alguns deles são: problemas/bairro, problemas/categoria, problemas/soluções, problemas/cidade, etc.</text:span></text:p>
      <text:p text:style-name="P8"><text:span text:style-name="T7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